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5cm" fo:min-width="1.297cm"/>
      <style:paragraph-properties style:writing-mode="lr-tb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2.24cm" fo:min-width="3.26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0.61cm" svg:y="0.61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2.004cm" svg:y="0.61cm">
          <text:p text:style-name="P1"><text:span text:style-name="T1">Data Stream Task</text:span></text:p>
          <text:p text:style-name="P1"><text:span text:style-name="T1">(DST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97cm" svg:height="0.725cm" svg:x="17.87cm" svg:y="1.518cm">
          <draw:text-box>
            <text:p><text:span text:style-name="T2">Result</text:span></text:p>
          </draw:text-box>
        </draw:frame>
        <draw:line draw:style-name="gr3" draw:text-style-name="P1" draw:layer="layout" svg:x1="4.42cm" svg:y1="1.88cm" svg:x2="6.325cm" svg:y2="1.88cm">
          <text:p/>
        </draw:line>
        <draw:line draw:style-name="gr3" draw:text-style-name="P1" draw:layer="layout" svg:x1="15.814cm" svg:y1="1.88cm" svg:x2="17.719cm" svg:y2="1.88cm">
          <text:p/>
        </draw:line>
        <draw:custom-shape draw:style-name="gr4" draw:text-style-name="P2" draw:layer="layout" svg:width="3.81cm" svg:height="2.54cm" svg:x="6.326cm" svg:y="0.61cm">
          <text:p text:style-name="P1"><text:span text:style-name="T1">Data Stream Filter</text:span></text:p>
          <text:p text:style-name="P1"><text:span text:style-name="T1">(DSF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136cm" svg:y1="1.88cm" svg:x2="12.041cm" svg:y2="1.8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chael Hahsler</meta:initial-creator>
    <meta:creation-date>2011-07-22T14:15:03</meta:creation-date>
    <dc:date>2022-05-24T09:17:37.349900106</dc:date>
    <meta:editing-duration>PT32M35S</meta:editing-duration>
    <meta:editing-cycles>5</meta:editing-cycles>
    <meta:generator>LibreOffice/7.3.3.2$Linux_X86_64 LibreOffice_project/30$Build-2</meta:generator>
    <meta:document-statistic meta:object-count="7"/>
  </office:meta>
</office:document-meta>
</file>